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8.255cm" style:type="center"/>
          <style:tab-stop style:position="16.986cm" style:type="right"/>
        </style:tab-stops>
      </style:paragraph-properties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officeooo:rsid="000cd94a" officeooo:paragraph-rsid="000cd94a" style:font-size-asian="13pt" style:font-size-complex="13pt"/>
    </style:style>
    <style:style style:name="P5" style:family="paragraph" style:parent-style-name="Standard">
      <style:text-properties fo:font-size="13pt" officeooo:rsid="000cd94a" officeooo:paragraph-rsid="001b528b" style:font-size-asian="13pt" style:font-size-complex="13pt"/>
    </style:style>
    <style:style style:name="P6" style:family="paragraph" style:parent-style-name="Standard">
      <style:text-properties fo:font-size="13pt" officeooo:rsid="00259625" officeooo:paragraph-rsid="00259625" style:font-size-asian="13pt" style:font-size-complex="13pt"/>
    </style:style>
    <style:style style:name="P7" style:family="paragraph" style:parent-style-name="Standard">
      <style:text-properties officeooo:rsid="000cd94a" officeooo:paragraph-rsid="000cd94a"/>
    </style:style>
    <style:style style:name="P8" style:family="paragraph" style:parent-style-name="Standard">
      <style:text-properties fo:font-size="15pt" officeooo:rsid="000cd94a" officeooo:paragraph-rsid="000cd94a" style:font-size-asian="15pt" style:font-size-complex="15pt"/>
    </style:style>
    <style:style style:name="P9" style:family="paragraph" style:parent-style-name="Standard">
      <style:text-properties officeooo:rsid="000e744c" officeooo:paragraph-rsid="000e744c"/>
    </style:style>
    <style:style style:name="P10" style:family="paragraph" style:parent-style-name="Standard">
      <style:text-properties officeooo:rsid="001b528b" officeooo:paragraph-rsid="001b528b"/>
    </style:style>
    <style:style style:name="P11" style:family="paragraph" style:parent-style-name="Standard">
      <style:text-properties officeooo:paragraph-rsid="00259625"/>
    </style:style>
    <style:style style:name="P12" style:family="paragraph" style:parent-style-name="Heading">
      <style:text-properties officeooo:rsid="000b44d1" officeooo:paragraph-rsid="000b44d1"/>
    </style:style>
    <style:style style:name="P13" style:family="paragraph" style:parent-style-name="Heading">
      <style:text-properties fo:font-size="22pt" officeooo:rsid="00298269" officeooo:paragraph-rsid="00298269" style:font-size-asian="22pt" style:font-size-complex="22pt"/>
    </style:style>
    <style:style style:name="P14" style:family="paragraph" style:parent-style-name="Heading">
      <style:paragraph-properties fo:margin-top="0cm" fo:margin-bottom="0.706cm" loext:contextual-spacing="false"/>
      <style:text-properties fo:font-size="20pt" style:font-size-asian="20pt"/>
    </style:style>
    <style:style style:name="P15" style:family="paragraph" style:parent-style-name="Contents_20_2">
      <style:paragraph-properties>
        <style:tab-stops>
          <style:tab-stop style:position="1.27cm"/>
          <style:tab-stop style:position="16.5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.27cm"/>
          <style:tab-stop style:position="16.51cm" style:type="right" style:leader-style="dotted" style:leader-text="."/>
        </style:tab-stops>
      </style:paragraph-properties>
      <style:text-properties officeooo:paragraph-rsid="000e744c"/>
    </style:style>
    <style:style style:name="P17" style:family="paragraph" style:parent-style-name="ByLine">
      <style:text-properties officeooo:rsid="000b44d1" officeooo:paragraph-rsid="000b44d1"/>
    </style:style>
    <style:style style:name="P18" style:family="paragraph" style:parent-style-name="ByLine">
      <style:paragraph-properties fo:text-align="end" style:justify-single-word="false"/>
      <style:text-properties officeooo:paragraph-rsid="00298269"/>
    </style:style>
    <style:style style:name="P19" style:family="paragraph" style:parent-style-name="Heading_20_2">
      <style:text-properties officeooo:rsid="0015b4fb" officeooo:paragraph-rsid="0015b4fb"/>
    </style:style>
    <style:style style:name="P20" style:family="paragraph" style:parent-style-name="Heading_20_2" style:list-style-name="WW8Num1" style:master-page-name="">
      <style:paragraph-properties fo:margin-left="0cm" fo:margin-right="0cm" fo:margin-top="0.494cm" fo:margin-bottom="0.494cm" loext:contextual-spacing="false" style:line-height-at-least="0.423cm" fo:keep-together="always" fo:orphans="2" fo:widows="2" fo:text-indent="0cm" style:auto-text-indent="false" style:page-number="auto" fo:keep-with-next="always" style:writing-mode="lr-tb"/>
      <style:text-properties fo:font-size="14pt" fo:font-weight="bold" officeooo:rsid="000cd94a" officeooo:paragraph-rsid="000cd94a" style:font-size-asian="14pt" style:font-weight-asian="bold" style:font-size-complex="14pt" style:font-weight-complex="bold"/>
    </style:style>
    <style:style style:name="P21" style:family="paragraph" style:parent-style-name="Heading_20_1" style:master-page-name="Convert_20_2">
      <style:paragraph-properties style:page-number="1"/>
    </style:style>
    <style:style style:name="P22" style:family="paragraph" style:parent-style-name="TOCEntry" style:master-page-name="Convert_20_1">
      <style:paragraph-properties style:page-number="auto"/>
    </style:style>
    <style:style style:name="P23" style:family="paragraph" style:parent-style-name="line" style:master-page-name="Standard">
      <style:paragraph-properties fo:text-align="justify" style:justify-single-word="false" style:page-number="1"/>
    </style:style>
    <style:style style:name="T1" style:family="text">
      <style:text-properties officeooo:rsid="000b44d1"/>
    </style:style>
    <style:style style:name="T2" style:family="text">
      <style:text-properties style:font-name="Times" fo:font-size="14pt" style:font-size-asian="14pt" style:font-size-complex="14pt"/>
    </style:style>
    <style:style style:name="T3" style:family="text">
      <style:text-properties style:font-name="Times" fo:font-size="14pt" officeooo:rsid="000e744c" style:font-size-asian="14pt" style:font-size-complex="14pt"/>
    </style:style>
    <style:style style:name="T4" style:family="text">
      <style:text-properties style:font-name="Times" fo:font-size="14pt" officeooo:rsid="00298269" style:font-size-asian="14pt" style:font-size-complex="14pt"/>
    </style:style>
    <style:style style:name="T5" style:family="text">
      <style:text-properties style:font-name="Times" fo:font-size="14pt" fo:language="en" fo:country="IN" style:font-size-asian="14pt" style:language-asian="en" style:country-asian="IN" style:font-size-complex="14pt"/>
    </style:style>
    <style:style style:name="T6" style:family="text">
      <style:text-properties style:font-name="Times" fo:font-size="14pt" fo:language="en" fo:country="IN" officeooo:rsid="000e744c" style:font-size-asian="14pt" style:language-asian="en" style:country-asian="IN" style:font-size-complex="14pt"/>
    </style:style>
    <style:style style:name="T7" style:family="text">
      <style:text-properties style:font-name="Times" fo:font-size="14pt" fo:language="en" fo:country="IN" officeooo:rsid="00298269" style:font-size-asian="14pt" style:language-asian="en" style:country-asian="IN" style:font-size-complex="14pt"/>
    </style:style>
    <style:style style:name="T8" style:family="text">
      <style:text-properties officeooo:rsid="000dfc84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font-name="Arial1" fo:font-size="14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00" style:font-name="Arial1" fo:font-size="14pt" fo:letter-spacing="normal" fo:font-style="normal" fo:font-weight="bold" officeooo:rsid="0027942e" style:font-weight-asian="bold" style:font-weight-complex="bold"/>
    </style:style>
    <style:style style:name="T12" style:family="text">
      <style:text-properties fo:font-variant="normal" fo:text-transform="none" fo:color="#000000" style:font-name="Arial1" fo:font-size="14pt" fo:letter-spacing="normal" fo:font-style="normal" fo:font-weight="bold" officeooo:rsid="00298269" style:font-weight-asian="bold" style:font-weight-complex="bold"/>
    </style:style>
    <style:style style:name="T13" style:family="text">
      <style:text-properties fo:font-weight="normal"/>
    </style:style>
    <style:style style:name="T14" style:family="text">
      <style:text-properties fo:font-size="13pt" officeooo:rsid="001b528b" style:font-size-asian="13pt" style:font-size-complex="13pt"/>
    </style:style>
    <style:style style:name="T15" style:family="text">
      <style:text-properties fo:font-size="13pt" officeooo:rsid="00214420" style:font-size-asian="13pt" style:font-size-complex="13pt"/>
    </style:style>
    <style:style style:name="T16" style:family="text">
      <style:text-properties fo:font-size="13pt" officeooo:rsid="0022b164" style:font-size-asian="13pt" style:font-size-complex="13pt"/>
    </style:style>
    <style:style style:name="T17" style:family="text">
      <style:text-properties fo:font-size="13pt" officeooo:rsid="00245c5a" style:font-size-asian="13pt" style:font-size-complex="13pt"/>
    </style:style>
    <style:style style:name="T18" style:family="text">
      <style:text-properties fo:font-size="13pt" officeooo:rsid="00245fac" style:font-size-asian="13pt" style:font-size-complex="13pt"/>
    </style:style>
    <style:style style:name="T19" style:family="text">
      <style:text-properties fo:font-size="13pt" officeooo:rsid="00259625" style:font-size-asian="13pt" style:font-size-complex="13pt"/>
    </style:style>
    <style:style style:name="T20" style:family="text">
      <style:text-properties officeooo:rsid="00259625"/>
    </style:style>
    <style:style style:name="T21" style:family="text">
      <style:text-properties officeooo:rsid="00261e9d"/>
    </style:style>
    <style:style style:name="T22" style:family="text">
      <style:text-properties officeooo:rsid="0029826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2">PROJECT REPORT</text:p>
      <text:p text:style-name="P14">for</text:p>
      <text:p text:style-name="P13">DIAGNOSEARLY</text:p>
      <text:p text:style-name="P18">Prepared by <text:span text:style-name="T1">Group II<text:line-break/>Abhijith Asokan <text:s/>- <text:s text:c="4"/>2<text:line-break/></text:span><text:span text:style-name="T10">G</text:span><text:span text:style-name="T11">opikrishnan</text:span><text:span text:style-name="T10"> </text:span><text:span text:style-name="T11">Mohan</text:span><text:span text:style-name="T1"> <text:s/>- <text:s text:c="2"/>24<text:line-break/> <text:s text:c="7"/>Hassan Salim <text:s/>- <text:s text:c="2"/>27<text:line-break/>S</text:span><text:span text:style-name="T12">ebastain Thomas</text:span><text:span text:style-name="T1"> <text:s/>- <text:s text:c="2"/>47<text:line-break/><text:line-break/></text:span></text:p>
      <text:p text:style-name="P17">Govt. Model Engineering College</text:p>
      <text:p text:style-name="P17"><text:span text:style-name="T22">20</text:span>/1/2017</text:p>
      <text:p text:style-name="P22"><text:bookmark-start text:name="__RefHeading___Toc441230970"/>Table of Contents<text:bookmark-end text:name="__RefHeading___Toc441230970"/>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0.635cm" style:leader-char=" " style:with-tab="false"/>
            <text:index-entry-tab-stop style:type="left" style:position="16.51cm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2.117cm" style:leader-char=" " style:with-tab="false"/>
            <text:index-entry-tab-stop style:type="left" style:position="16.51cm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6.51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OCentry"/>
          </text:index-source-styles>
        </text:table-of-content-source>
        <text:index-body>
          <text:p text:style-name="Contents_20_1"><text:span text:style-name="T3">1. <text:s text:c="3"/>Introduction</text:span><text:span text:style-name="T2"><text:tab/></text:span><text:a xlink:type="simple" xlink:href="#__RefHeading___Toc441230970" text:style-name="Index_20_Link" text:visited-style-name="Index_20_Link"><text:span text:style-name="T2">i</text:span></text:a></text:p>
          <text:p text:style-name="P15"/>
          <text:p text:style-name="P15"><text:span text:style-name="T5">1.1<text:tab/></text:span><text:span text:style-name="T6">Need and </text:span><text:span text:style-name="T5">Purpose<text:tab/></text:span><text:a xlink:type="simple" xlink:href="#__RefHeading___Toc441230974" text:style-name="Index_20_Link" text:visited-style-name="Index_20_Link"><text:span text:style-name="T5">1</text:span></text:a></text:p>
          <text:p text:style-name="P15"><text:span text:style-name="T5">1.</text:span><text:span text:style-name="T6">2</text:span><text:span text:style-name="T5"><text:tab/>Intended Audience a</text:span><text:span text:style-name="T6">nd Product Scope</text:span><text:span text:style-name="T5"><text:tab/></text:span><text:a xlink:type="simple" xlink:href="#__RefHeading___Toc441230975" text:style-name="Index_20_Link" text:visited-style-name="Index_20_Link"><text:span text:style-name="T5">1</text:span></text:a></text:p>
          <text:p text:style-name="Contents_20_1"/>
          <text:p text:style-name="Contents_20_1"/>
          <text:p text:style-name="Contents_20_1"><text:span text:style-name="T2">2.<text:tab/>Overall Description<text:tab/></text:span><text:span text:style-name="T4">1</text:span></text:p>
          <text:p text:style-name="P15"/>
          <text:p text:style-name="P15"><text:span text:style-name="T5">2.1<text:tab/>Product Perspective<text:tab/></text:span><text:span text:style-name="T7">1</text:span></text:p>
          <text:p text:style-name="P15"><text:span text:style-name="T5">2.2<text:tab/></text:span><text:span text:style-name="T6">Features and</text:span><text:span text:style-name="T5"> Functions<text:tab/></text:span><text:span text:style-name="T7">1</text:span></text:p>
          <text:p text:style-name="P16"><text:span text:style-name="T5">2.3<text:tab/></text:span><text:span text:style-name="T6">Current Status of Project<text:tab/></text:span><text:span text:style-name="T7">1</text:span></text:p>
        </text:index-body>
      </text:table-of-content>
      <text:list xml:id="list2641310322029426233" text:style-name="WW8Num1">
        <text:list-item>
          <text:h text:style-name="P21" text:outline-level="1"><text:bookmark-start text:name="__RefHeading___Toc441230972"/>Introduction<text:bookmark-end text:name="__RefHeading___Toc441230972"/></text:h>
          <text:list>
            <text:list-item>
              <text:h text:style-name="Heading_20_2" text:outline-level="2"><text:span text:style-name="T1">Need And </text:span><text:bookmark-start text:name="__RefHeading___Toc441230973"/>Purpose<text:bookmark-end text:name="__RefHeading___Toc441230973"/> </text:h>
            </text:list-item>
          </text:list>
        </text:list-item>
      </text:list>
      <text:p text:style-name="P3"><text:bookmark text:name="docs-internal-guid-2fe01817-b7bc-c370-7dab-82ee98796637"/>The rate of deaths due to skin cancer is steadily on a rise and all the existing cures for skin cancer has chances of working only if the cancer is detected early enough. </text:p>
      <text:p text:style-name="P3"><text:span text:style-name="T13"><text:line-break/></text:span><text:span text:style-name="T9">Early of detection is huge problem in developing countries like India and Bangladesh where a majority of the population is from rural areas. The reason for this being lack of specialists and also the cost of diagnosis.</text:span></text:p>
      <text:list xml:id="list92948557275797" text:continue-numbering="true" text:style-name="WW8Num1">
        <text:list-item>
          <text:h text:style-name="Heading_20_1" text:outline-level="1"><text:bookmark-start text:name="__RefHeading___Toc441230978"/>Overall Description<text:bookmark-end text:name="__RefHeading___Toc441230978"/></text:h>
          <text:list>
            <text:list-item>
              <text:h text:style-name="P20" text:outline-level="2">Features and Functions </text:h>
            </text:list-item>
          </text:list>
        </text:list-item>
      </text:list>
      <text:p text:style-name="P11"><text:span text:style-name="T14">Project </text:span><text:span text:style-name="T15">DiagnosEarly </text:span><text:span text:style-name="T19">provides</text:span><text:span text:style-name="T14"> </text:span><text:span text:style-name="T18">a </text:span><text:span text:style-name="T16">cost effective way to detect whether a mole is malignan</text:span><text:span text:style-name="T17">t or benign. With </text:span><text:span text:style-name="T18">availability of smartphone, net connectivity , </text:span><text:span text:style-name="T19">our </text:span><text:span text:style-name="T18"><text:s/>system would be </text:span><text:span text:style-name="T19">useful <text:s/>in <text:s/></text:span><text:span text:style-name="T18">urban and rural alike.</text:span></text:p>
      <text:p text:style-name="P8"/>
      <text:p text:style-name="P8">Functions: </text:p>
      <text:p text:style-name="P7"/>
      <text:p text:style-name="P4"><text:s/>It handles following </text:p>
      <text:p text:style-name="P4"/>
      <text:p text:style-name="P4">1. <text:span text:style-name="T8">Starter Guide</text:span></text:p>
      <text:p text:style-name="P5">2. <text:span text:style-name="T20">An app with a simple camera user interface</text:span></text:p>
      <text:p text:style-name="P6">3. Independent of processing power of <text:span text:style-name="T21">user</text:span> phone</text:p>
      <text:list xml:id="list92950224766588" text:continue-numbering="true" text:style-name="WW8Num1">
        <text:list-item>
          <text:list>
            <text:list-header>
              <text:h text:style-name="P19" text:outline-level="2">2.2 Current Status of the Project</text:h>
            </text:list-header>
          </text:list>
        </text:list-item>
      </text:list>
      <text:p text:style-name="P9">Completed feasibility study. </text:p>
      <text:p text:style-name="P9">Completed Design phase.</text:p>
      <text:p text:style-name="P10">Completed the requirements analysis phase.</text:p>
      <text:p text:style-name="P10"><text:span text:style-name="T20">Started preprocessing image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23cm"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1.27cm" loext:contextual-spacing="false" fo:line-height="100%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847cm" fo:margin-bottom="0.423cm" loext:contextual-spacing="false" style:line-height-at-least="0.423cm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94cm" fo:margin-bottom="0.494cm" loext:contextual-spacing="false" style:line-height-at-least="0.423cm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423cm" loext:contextual-spacing="false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23cm" fo:margin-bottom="0.106cm" loext:contextual-spacing="false" fo:line-height="0.388cm" fo:text-align="justify" style:justify-single-word="false" fo:keep-with-next="always"/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>
      <style:paragraph-properties>
        <style:tab-stops>
          <style:tab-stop style:position="0.794cm"/>
          <style:tab-stop style:position="1.905cm"/>
          <style:tab-stop style:position="3.175cm"/>
          <style:tab-stop style:position="4.604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margin-top="0.106cm" fo:margin-bottom="0cm" loext:contextual-spacing="false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en" fo:country="IN" fo:font-weight="bold" style:language-asian="en" style:country-asian="IN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>
      <style:paragraph-properties fo:margin-left="1.118cm" fo:margin-right="0cm" fo:margin-top="0.212cm" fo:margin-bottom="0.212cm" loext:contextual-spacing="false" fo:text-indent="0cm" style:auto-text-indent="false"/>
    </style:style>
    <style:style style:name="level_20_5" style:display-name="level 5" style:family="paragraph" style:parent-style-name="Standard">
      <style:paragraph-properties fo:margin-left="2.54cm" fo:margin-right="0cm" fo:text-indent="0cm" style:auto-text-indent="false">
        <style:tab-stops>
          <style:tab-stop style:position="4.445cm"/>
        </style:tab-stops>
      </style:paragraph-properties>
    </style:style>
    <style:style style:name="TOCEntry" style:family="paragraph" style:parent-style-name="Standard">
      <style:paragraph-properties fo:margin-top="0.212cm" fo:margin-bottom="0.423cm" loext:contextual-spacing="false" style:line-height-at-least="0.423cm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117cm"/>
          <style:tab-stop style:position="16.51cm" style:type="right" style:leader-style="dotted" style:leader-text="."/>
        </style:tab-stops>
      </style:paragraph-properties>
      <style:text-properties fo:font-size="11pt" fo:language="en" fo:country="IN" style:font-size-asian="11pt" style:language-asian="en" style:country-asian="IN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level_20_3_20_text" style:display-name="level 3 text" style:family="paragraph" style:parent-style-name="Standard">
      <style:paragraph-properties fo:margin-left="2.381cm" fo:margin-right="0cm" fo:line-height="0.388cm" fo:text-indent="-1.263cm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requirement" style:family="paragraph" style:parent-style-name="level_20_4">
      <style:paragraph-properties fo:margin-left="4.142cm" fo:margin-right="0cm" fo:margin-top="0cm" fo:margin-bottom="0cm" loext:contextual-spacing="false" fo:text-indent="-1.75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yLine" style:family="paragraph" style:parent-style-name="Heading">
      <style:paragraph-properties fo:margin-top="0.423cm" fo:margin-bottom="1.27cm" loext:contextual-spacing="false" fo:line-height="100%" fo:text-align="end" style:justify-single-word="false"/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106cm" fo:margin-bottom="0.106cm" loext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perTitle" style:family="paragraph" style:parent-style-name="Heading" style:next-style-name="Standard">
      <style:paragraph-properties fo:margin-top="1.69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6.01pt solid #000000" fo:border-bottom="none"/>
      <style:text-properties fo:font-size="14pt" style:font-size-asian="14pt"/>
    </style:style>
    <style:style style:name="line" style:family="paragraph" style:parent-style-name="Heading">
      <style:paragraph-properties fo:margin-top="0.42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4.51pt solid #000000" fo:border-bottom="none"/>
      <style:text-properties fo:font-size="20pt" style:font-size-asian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8.255cm" style:type="center"/>
          <style:tab-stop style:position="16.986cm" style:type="right"/>
        </style:tab-stops>
      </style:paragraph-properties>
    </style:style>
    <style:style style:name="MT1" style:family="text">
      <style:text-properties officeooo:rsid="000b44d1"/>
    </style:style>
    <style:page-layout style:name="Mpm1">
      <style:page-layout-properties fo:page-width="21.59cm" fo:page-height="27.94cm" style:num-format="i" style:print-orientation="portrait" fo:margin-top="2.54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286cm" fo:margin-right="2.28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_20_1" style:display-name="Convert 1" style:page-layout-name="Mpm2">
      <style:header>
        <text:p text:style-name="Header"><text:span text:style-name="MT1">Project Report</text:span><text:tab/><text:tab/>Page <text:page-number text:select-page="current">ii</text:page-number></text:p>
      </style:header>
      <style:footer>
        <text:p text:style-name="Footer"/>
      </style:footer>
    </style:master-page>
    <style:master-page style:name="Convert_20_2" style:display-name="Convert 2" style:page-layout-name="Mpm3">
      <style:header>
        <text:p text:style-name="MP2"><text:span text:style-name="MT1">Project Report <text:s text:c="3"/></text:span><text:tab/><text:tab/>Page <text:page-number text:select-page="current">1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EEE Software Requirements Specification Template</dc:title>
    <meta:initial-creator>Doris Sturzenberger</meta:initial-creator>
    <meta:creation-date>2007-01-30T20:27:00</meta:creation-date>
    <dc:date>2017-01-20T09:29:47.982943522</dc:date>
    <meta:editing-cycles>16</meta:editing-cycles>
    <meta:editing-duration>PT1H1M33S</meta:editing-duration>
    <meta:generator>LibreOffice/5.1.4.2$Linux_X86_64 LibreOffice_project/10m0$Build-2</meta:generator>
    <meta:document-statistic meta:table-count="0" meta:image-count="0" meta:object-count="0" meta:page-count="3" meta:paragraph-count="33" meta:word-count="234" meta:character-count="1430" meta:non-whitespace-character-count="1189"/>
  </office:meta>
</office:document-meta>
</file>